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5"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number-rows-repeated="104851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5"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7" calcext:value-type="float">
            <text:p>8,98755178736817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table-cell table:style-name="InterimResult"/>
          <table:table-cell table:number-columns-repeated="59"/>
        </table:table-row>
        <table:table-row table:style-name="ro8">
          <table:table-cell/>
          <table:table-cell table:style-name="Calc" office:value-type="string" calcext:value-type="string">
            <text:p>Released energy:</text:p>
          </table:table-cell>
          <table:table-cell table:style-name="CalcResultScientific" table:formula="of:=[.E67]" office:value-type="float" office:value="4466835921509.63" calcext:value-type="float">
            <text:p>4,47E+12</text:p>
          </table:table-cell>
          <table:table-cell table:style-name="Calc" office:value-type="string" calcext:value-type="string">
            <text:p>J</text:p>
          </table:table-cell>
          <table:table-cell table:style-name="InterimResult" table:formula="of:=10^(4.4 + 1.5 * [.C66])" office:value-type="float" office:value="4466835921509.63" calcext:value-type="float">
            <text:p>4466835921509,63</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Scientific" table:formula="of:=COM.MICROSOFT.IFS([.E68] &lt; 10; FIXED([.E68]; 4); [.E68] &lt; 100; FIXED([.E68]; 2); [.E68] &lt; 10^9; FIXED([.E68]; 0); [.E68] &gt;= 10^9; [.E68])" office:value-type="string" office:string-value="1,0676" calcext:value-type="string">
            <text:p>1,0676</text:p>
          </table:table-cell>
          <table:table-cell table:style-name="Calc" office:value-type="string" calcext:value-type="string">
            <text:p>kt TNT</text:p>
          </table:table-cell>
          <table:table-cell table:style-name="InterimResult" table:formula="of:=[.E67] / KilotonTNT" office:value-type="float" office:value="1.06759940762659" calcext:value-type="float">
            <text:p>1,06759940762659</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06">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3">00.00.0000</text:date>, <text:time style:data-style-name="N2" text:time-value="00:04:42.26951795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7.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06"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